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ejaVu Sans Mono" svg:font-family="'DejaVu Sans Mono'" style:font-family-generic="modern" style:font-pitch="fixed"/>
    <style:font-face style:name="Droid Sans1" svg:font-family="'Droid Sans'" style:font-family-generic="modern" style:font-pitch="fixed"/>
    <style:font-face style:name="FreeSans2" svg:font-family="FreeSans"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style:font-name="Liberation Serif" fo:font-size="12pt" style:font-size-asian="12pt" style:font-size-complex="12pt"/>
    </style:style>
    <style:style style:name="P3" style:family="paragraph" style:parent-style-name="Standard">
      <style:text-properties officeooo:rsid="000f68e5" officeooo:paragraph-rsid="000f68e5"/>
    </style:style>
    <style:style style:name="P4" style:family="paragraph" style:parent-style-name="Standard">
      <style:text-properties style:text-underline-style="solid" style:text-underline-width="auto" style:text-underline-color="font-color" officeooo:rsid="000f68e5" officeooo:paragraph-rsid="000f68e5"/>
    </style:style>
    <style:style style:name="P5" style:family="paragraph" style:parent-style-name="Preformatted_20_Text">
      <style:paragraph-properties fo:margin-top="0cm" fo:margin-bottom="0.499cm" loext:contextual-spacing="false"/>
    </style:style>
    <style:style style:name="P6" style:family="paragraph" style:parent-style-name="Preformatted_20_Text">
      <style:paragraph-properties fo:margin-top="0cm" fo:margin-bottom="0.499cm" loext:contextual-spacing="false"/>
      <style:text-properties style:font-name="Liberation Serif" fo:font-size="12pt" style:font-size-asian="12pt" style:font-size-complex="12pt"/>
    </style:style>
    <style:style style:name="P7" style:family="paragraph" style:parent-style-name="Standard" style:master-page-name="Standard">
      <style:paragraph-properties fo:text-align="end" style:justify-single-word="false" style:page-number="auto"/>
      <style:text-properties fo:font-size="10pt" style:text-underline-style="none" fo:font-weight="normal" officeooo:rsid="001347ed" officeooo:paragraph-rsid="001347ed" style:font-size-asian="8.75pt" style:font-weight-asian="normal" style:font-size-complex="10pt" style:font-weight-complex="normal"/>
    </style:style>
    <style:style style:name="P8" style:family="paragraph" style:parent-style-name="Standard">
      <style:text-properties officeooo:rsid="0010de7f" officeooo:paragraph-rsid="00122501"/>
    </style:style>
    <style:style style:name="P9" style:family="paragraph" style:parent-style-name="Standard">
      <style:text-properties fo:font-weight="bold" style:font-weight-asian="bold" style:font-weight-complex="bold"/>
    </style:style>
    <style:style style:name="P10" style:family="paragraph" style:parent-style-name="Standard">
      <style:text-properties fo:font-weight="bold" officeooo:paragraph-rsid="00122501" style:font-weight-asian="bold" style:font-weight-complex="bold"/>
    </style:style>
    <style:style style:name="P11" style:family="paragraph" style:parent-style-name="Standard">
      <style:text-properties officeooo:paragraph-rsid="00122501"/>
    </style:style>
    <style:style style:name="P12" style:family="paragraph" style:parent-style-name="Standard">
      <style:text-properties style:text-underline-style="solid" style:text-underline-width="auto" style:text-underline-color="font-color" officeooo:rsid="000f68e5" officeooo:paragraph-rsid="000f68e5"/>
    </style:style>
    <style:style style:name="P13" style:family="paragraph" style:parent-style-name="Standard">
      <style:paragraph-properties fo:text-align="center" style:justify-single-word="false"/>
      <style:text-properties style:text-underline-style="solid" style:text-underline-width="auto" style:text-underline-color="font-color" fo:font-weight="bold" style:font-weight-asian="bold" style:font-weight-complex="bold"/>
    </style:style>
    <style:style style:name="P14" style:family="paragraph" style:parent-style-name="Standard">
      <style:paragraph-properties fo:text-align="end" style:justify-single-word="false"/>
      <style:text-properties fo:font-size="10pt" style:text-underline-style="none" fo:font-weight="normal" officeooo:rsid="001347ed" officeooo:paragraph-rsid="001347ed" style:font-size-asian="8.75pt" style:font-weight-asian="normal" style:font-size-complex="10pt" style:font-weight-complex="normal"/>
    </style:style>
    <style:style style:name="T1" style:family="text">
      <style:text-properties style:text-underline-style="solid" style:text-underline-width="auto" style:text-underline-color="font-color" fo:font-weight="bold" style:font-weight-asian="bold" style:font-weight-complex="bold"/>
    </style:style>
    <style:style style:name="T2" style:family="text">
      <style:text-properties fo:color="#000000" style:text-underline-style="none"/>
    </style:style>
    <style:style style:name="T3" style:family="text">
      <style:text-properties style:font-name="Liberation Serif"/>
    </style:style>
    <style:style style:name="T4" style:family="text">
      <style:text-properties style:font-name="Liberation Serif" fo:font-size="12pt" style:font-size-asian="12pt" style:font-size-complex="12pt"/>
    </style:style>
    <style:style style:name="T5" style:family="text">
      <style:text-properties officeooo:rsid="000f6d1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10.01.16</text:p>
      <text:p text:style-name="P14">Fabian Kern, Louisa Schwed</text:p>
      <text:p text:style-name="P13">Bioinformatics for NGS – Exercise Sheet 5</text:p>
      <text:p text:style-name="P10"/>
      <text:p text:style-name="P10">Task 2:</text:p>
      <text:p text:style-name="P11">We used the sorted bam file of the alignment.</text:p>
      <text:p text:style-name="P11"/>
      <text:p text:style-name="P11">a)</text:p>
      <text:p text:style-name="P11">samtools mpileup -uf E.Coli.fa aln-sorted.bam &gt; var.raw.bcf </text:p>
      <text:p text:style-name="P11">bcftools view var.raw.bcf |vcfutils.pl varFilter -D100 &gt; var.vcf </text:p>
      <text:p text:style-name="P11"/>
      <text:p text:style-name="P11"/>
      <text:p text:style-name="P11">b)</text:p>
      <text:p text:style-name="P11">java -jar GenomeAnalysisTK.jar -T UnifiedGenotyper -R E.Coli.fa -I aln-sorted.bam --dbsnp dbSNP.vcf -o gatkvar.vcf -stand_call_conf [50.0] -stand_emit_conf 10.0 </text:p>
      <text:p text:style-name="P11"/>
      <text:p text:style-name="P8">We encountered problems running the binaries. Therefore we only appended a var.vcf file generated by samtools.</text:p>
      <text:p text:style-name="P1"/>
      <text:p text:style-name="P1"/>
      <text:p text:style-name="P1">Task 5:</text:p>
      <text:p text:style-name="Standard"/>
      <text:p text:style-name="Standard">5 miRNA precursors from miRBase followed by the RNAfold links <text:bookmark-start text:name="__DdeLink__80_1023245834"/>(randomly chosen)<text:bookmark-end text:name="__DdeLink__80_1023245834"/>:</text:p>
      <text:p text:style-name="Standard"/>
      <text:p text:style-name="Standard">1.</text:p>
      <text:p text:style-name="Standard"><text:a xlink:type="simple" xlink:href="http://www.mirbase.org/cgi-bin/mirna_entry.pl?acc=MI0000266" text:style-name="Internet_20_link" text:visited-style-name="Visited_20_Internet_20_Link"><text:span text:style-name="Visited_20_Internet_20_Link">http://www.mirbase.org/cgi-bin/mirna_entry.pl?acc=MI0000266</text:span></text:a> hsa-mir-10a</text:p>
      <text:p text:style-name="Standard"><text:a xlink:type="simple" xlink:href="http://rna.tbi.univie.ac.at/cgi-bin/RNAfold.cgi?PAGE=3&amp;ID=q7v0XUZuh5" text:style-name="Internet_20_link" text:visited-style-name="Visited_20_Internet_20_Link"><text:span text:style-name="Visited_20_Internet_20_Link">http://rna.tbi.univie.ac.at/cgi-bin/RNAfold.cgi?PAGE=3&amp;ID=q7v0XUZuh5</text:span></text:a></text:p>
      <text:p text:style-name="Standard">2.</text:p>
      <text:p text:style-name="Standard"><text:a xlink:type="simple" xlink:href="http://www.mirbase.org/cgi-bin/mirna_entry.pl?acc=MI0000069" text:style-name="Internet_20_link" text:visited-style-name="Visited_20_Internet_20_Link"><text:span text:style-name="Visited_20_Internet_20_Link">http://www.mirbase.org/cgi-bin/mirna_entry.pl?acc=MI0000069</text:span></text:a> hsa-mir-15a</text:p>
      <text:p text:style-name="Standard"><text:a xlink:type="simple" xlink:href="http://rna.tbi.univie.ac.at/cgi-bin/RNAfold.cgi?PAGE=3&amp;ID=YWc0JC8vxm" text:style-name="Internet_20_link" text:visited-style-name="Visited_20_Internet_20_Link"><text:span text:style-name="Visited_20_Internet_20_Link">http://rna.tbi.univie.ac.at/cgi-bin/RNAfold.cgi?PAGE=3&amp;ID=YWc0JC8vxm</text:span></text:a></text:p>
      <text:p text:style-name="Standard">3.</text:p>
      <text:p text:style-name="Standard"><text:a xlink:type="simple" xlink:href="http://www.mirbase.org/cgi-bin/mirna_entry.pl?acc=MI0000089" text:style-name="Internet_20_link" text:visited-style-name="Visited_20_Internet_20_Link"><text:span text:style-name="Visited_20_Internet_20_Link">http://www.mirbase.org/cgi-bin/mirna_entry.pl?acc=MI0000089</text:span></text:a> hsa-mir-31</text:p>
      <text:p text:style-name="Standard"><text:a xlink:type="simple" xlink:href="http://rna.tbi.univie.ac.at/cgi-bin/RNAfold.cgi?PAGE=3&amp;ID=wQLSp6OEpr" text:style-name="Internet_20_link" text:visited-style-name="Visited_20_Internet_20_Link"><text:span text:style-name="Visited_20_Internet_20_Link">http://rna.tbi.univie.ac.at/cgi-bin/RNAfold.cgi?PAGE=3&amp;ID=wQLSp6OEpr</text:span></text:a></text:p>
      <text:p text:style-name="Standard">4.</text:p>
      <text:p text:style-name="Standard"><text:a xlink:type="simple" xlink:href="http://www.mirbase.org/cgi-bin/mirna_entry.pl?acc=MI0000483" text:style-name="Internet_20_link" text:visited-style-name="Visited_20_Internet_20_Link"><text:span text:style-name="Visited_20_Internet_20_Link">http://www.mirbase.org/cgi-bin/mirna_entry.pl?acc=MI0000483</text:span></text:a> hsa-mir-186</text:p>
      <text:p text:style-name="Standard"><text:a xlink:type="simple" xlink:href="http://rna.tbi.univie.ac.at/cgi-bin/RNAfold.cgi?PAGE=3&amp;ID=PTpFY_IxnB" text:style-name="Internet_20_link" text:visited-style-name="Visited_20_Internet_20_Link"><text:span text:style-name="Visited_20_Internet_20_Link">http://rna.tbi.univie.ac.at/cgi-bin/RNAfold.cgi?PAGE=3&amp;ID=PTpFY_IxnB</text:span></text:a></text:p>
      <text:p text:style-name="Standard">5.</text:p>
      <text:p text:style-name="Standard"><text:a xlink:type="simple" xlink:href="http://www.mirbase.org/cgi-bin/mirna_entry.pl?acc=MI0000102" text:style-name="Internet_20_link" text:visited-style-name="Visited_20_Internet_20_Link"><text:span text:style-name="Visited_20_Internet_20_Link">http://www.mirbase.org/cgi-bin/mirna_entry.pl?acc=MI0000102</text:span></text:a> hsa-mir-100</text:p>
      <text:p text:style-name="Standard"><text:a xlink:type="simple" xlink:href="http://rna.tbi.univie.ac.at/cgi-bin/RNAfold.cgi?PAGE=3&amp;ID=1KgMABmmv2" text:style-name="Internet_20_link" text:visited-style-name="Visited_20_Internet_20_Link"><text:span text:style-name="Visited_20_Internet_20_Link">http://rna.tbi.univie.ac.at/cgi-bin/RNAfold.cgi?PAGE=3&amp;ID=1KgMABmmv2</text:span></text:a></text:p>
      <text:p text:style-name="Standard"/>
      <text:p text:style-name="Standard"><text:span text:style-name="Internetlink"><text:span text:style-name="T2">5 stretches from the human genome (hg38, randomly chosen):</text:span></text:span></text:p>
      <text:p text:style-name="Standard"/>
      <text:p text:style-name="Standard">1.</text:p>
      <text:p text:style-name="Standard">Chr. 1 unplaced bases(no pos. available)</text:p>
      <text:p text:style-name="Standard">DNA:</text:p>
      <text:p text:style-name="Standard">GAATTCAGCTGAGAAGAACAGGCAAGGACTTAGGAAATATTCCTTATTTGAAGGGGCCTGAAAGTGTGGTCTGGGGTACAGCAGTGACCTGTCATACTTGAGAGGATTAA</text:p>
      <text:p text:style-name="Standard"/>
      <text:p text:style-name="Standard">RNA-complement:</text:p>
      <text:p text:style-name="Standard">CUUAAGUCGACUCUUCUUGUCCGUUCCUGAAUCCUUUAUAAGGAAUAAACUUCCCCGGACUUUCACACCAGACCCCAUGUCGUCACUGGACAGUAUGAACUCUCCUAAUU</text:p>
      <text:p text:style-name="Standard"><text:a xlink:type="simple" xlink:href="http://rna.tbi.univie.ac.at/cgi-bin/RNAfold.cgi?PAGE=3&amp;ID=mrJOd0vFgi" text:style-name="Internet_20_link" text:visited-style-name="Visited_20_Internet_20_Link"/></text:p>
      <text:p text:style-name="Standard"><text:a xlink:type="simple" xlink:href="http://rna.tbi.univie.ac.at/cgi-bin/RNAfold.cgi?PAGE=3&amp;ID=mrJOd0vFgi" text:style-name="Internet_20_link" text:visited-style-name="Visited_20_Internet_20_Link"><text:span text:style-name="Internet_20_link"><text:span text:style-name="T3">http://rna.tbi.univie.ac.at/cgi-bin/RNAfold.cgi?PAGE=3&amp;ID=mrJOd0vFgi</text:span></text:span></text:a></text:p>
      <text:p text:style-name="Standard"><text:soft-page-break/>2.</text:p>
      <text:p text:style-name="Standard">Chr. 2 pos. 755-838</text:p>
      <text:p text:style-name="Standard">DNA:</text:p>
      <text:p text:style-name="Standard">GTTTACTGCCCACGCTTATCCGCCTAGTGAAACAAGCTAGAACAAAGAGAAAATCACTCTCAAAAGGAAACTTGCCGTTTTGA</text:p>
      <text:p text:style-name="Standard"/>
      <text:p text:style-name="P2">RNA-complement:</text:p>
      <text:p text:style-name="P6">CAAAUGACGGGUGCGAAUAGGCGGAUCACUUUGUUCGAUCUUGUUUCUCUUUUAGUGAGAGUUUUCCUUUGAACGGCAAAACU</text:p>
      <text:p text:style-name="P5"><text:a xlink:type="simple" xlink:href="http://rna.tbi.univie.ac.at/cgi-bin/RNAfold.cgi?PAGE=3&amp;ID=IoeJW75ex7" text:style-name="Internet_20_link" text:visited-style-name="Visited_20_Internet_20_Link"><text:span text:style-name="Internet_20_link"><text:span text:style-name="T4">http://rna.tbi.univie.ac.at/cgi-bin/RNAfold.cgi?PAGE=3&amp;ID=IoeJW75ex7</text:span></text:span></text:a></text:p>
      <text:p text:style-name="P2">3.</text:p>
      <text:p text:style-name="Standard">Chr. 3 pos. 100-171</text:p>
      <text:p text:style-name="Standard">DNA:</text:p>
      <text:p text:style-name="Standard">GGCCAGGGAGACCAGAGACCATGTTGCCTTTGGAAGTGAGAGAAACTCTG</text:p>
      <text:p text:style-name="Standard">AGGAAATCCATGGTAAATCCT</text:p>
      <text:p text:style-name="Standard"/>
      <text:p text:style-name="Standard">RNA-complement:</text:p>
      <text:p text:style-name="Standard">CCGGUCCCUCUGGUCUCUGGUACAACGGAAACCUUCACUCUCUUUGAGACUCCUUUAGGUACCAUUUAGGA</text:p>
      <text:p text:style-name="Standard"/>
      <text:p text:style-name="Standard"><text:a xlink:type="simple" xlink:href="http://rna.tbi.univie.ac.at/cgi-bin/RNAfold.cgi?PAGE=3&amp;ID=a5jeuFNF0X" text:style-name="Internet_20_link" text:visited-style-name="Visited_20_Internet_20_Link"><text:span text:style-name="Internet_20_link">http://rna.tbi.univie.ac.at/cgi-bin/RNAfold.cgi?PAGE=3&amp;ID=a5jeuFNF0X</text:span></text:a></text:p>
      <text:p text:style-name="Standard"/>
      <text:p text:style-name="Standard">4.</text:p>
      <text:p text:style-name="Standard">Chr. 4 pos. 13672-13755</text:p>
      <text:p text:style-name="Standard">DNA:</text:p>
      <text:p text:style-name="Standard">TCCTGAATTTTTTTCACTTTTAAAACTGCAGGATTGTGAGGGTTGTTT</text:p>
      <text:p text:style-name="Standard">TTAATTTTTTAATTTTTTTCCAATAATTTGAAATCAAA</text:p>
      <text:p text:style-name="Standard"/>
      <text:p text:style-name="Standard">RNA-complement:</text:p>
      <text:p text:style-name="Standard"/>
      <text:p text:style-name="Standard">AGGACUUAAAAAAAGUGAAAAUUUUGACGUCCUAACACUCCCAACAAAAAUUAAAAAAUUAAAAAAAGGUUAUUAAACUUUAGUUU</text:p>
      <text:p text:style-name="Standard"/>
      <text:p text:style-name="Standard"><text:a xlink:type="simple" xlink:href="http://rna.tbi.univie.ac.at/cgi-bin/RNAfold.cgi?PAGE=3&amp;ID=0Aifw7uPBO" text:style-name="Internet_20_link" text:visited-style-name="Visited_20_Internet_20_Link"><text:span text:style-name="Internet_20_link">http://rna.tbi.univie.ac.at/cgi-bin/RNAfold.cgi?PAGE=3&amp;ID=0Aifw7uPBO</text:span></text:a></text:p>
      <text:p text:style-name="Standard"/>
      <text:p text:style-name="Standard">5.</text:p>
      <text:p text:style-name="Standard">Chr. 17 pos. 11400-11480</text:p>
      <text:p text:style-name="Standard">DNA:</text:p>
      <text:p text:style-name="Standard">GGAGCCAATTGCCCATCAGTTCTCTAGGACAGTGCTGAAGAGTGAGTAAA</text:p>
      <text:p text:style-name="Standard"><text:bookmark text:name="__DdeLink__85_1525425894"/>TCAGTGAAGGAATGCTATCCTTGGATCATT</text:p>
      <text:p text:style-name="Standard"/>
      <text:p text:style-name="Standard">RNA-complement:</text:p>
      <text:p text:style-name="Standard">CCUCGGUUAACGGGUAGUCAAGAGAUCCUGUCACGACUUCUCACUCAUUUAGUCACUUCCUUACGAUAGGAACCUAGUAA</text:p>
      <text:p text:style-name="Standard"/>
      <text:p text:style-name="Standard"><text:a xlink:type="simple" xlink:href="http://rna.tbi.univie.ac.at/cgi-bin/RNAfold.cgi?PAGE=3&amp;ID=4MQbOQn0Kz" text:style-name="Internet_20_link" text:visited-style-name="Visited_20_Internet_20_Link"><text:span text:style-name="Internet_20_link">http://rna.tbi.univie.ac.at/cgi-bin/RNAfold.cgi?PAGE=3&amp;ID=4MQbOQn0Kz</text:span></text:a></text:p>
      <text:p text:style-name="Standard"/>
      <text:p text:style-name="P4"/>
      <text:p text:style-name="P4"/>
      <text:p text:style-name="P4"/>
      <text:p text:style-name="P4"><text:soft-page-break/>Comparison:</text:p>
      <text:p text:style-name="P3">The minimum free energy value of all microRNAs are much lower (more negative) than the human genome stretches. Regarding the computed secondary structure, all microRNAs show one – three stem loops, which are rather small and short in their sequence. In comparison to them the human genome stretches show multiple, big loops and many more red colored (bad matching value) bubbles. <text:span text:style-name="T5">They do not even have a linear structure, but rather a circled structure, also with unclosed loops and multiple nucleotides overlapping each other in a high density.</text:span></text:p>
      <text:p text:style-name="P3"/>
      <text:p text:style-name="Standard"/>
      <text:p text:style-name="P1">Task 7:</text:p>
      <text:p text:style-name="Standard">Filled text:</text:p>
      <text:p text:style-name="Standard"/>
      <text:p text:style-name="Standard">For GSEA a <text:span text:style-name="T1">running sum</text:span> statistic has to be computed for each <text:span text:style-name="T1">Category C</text:span>, representing whether the genes of C are accumulated: on top of the <text:span text:style-name="T1">sorted</text:span> list, on <text:span text:style-name="T1">bottom</text:span> of the sorted list or if they are <text:span text:style-name="T1">randomly</text:span> distributed. Given a set of m genes of which l belong to C, the sorted list is processed from <text:span text:style-name="T1">top to bottom</text:span>. Whenever a gene of C is found, the running sum is <text:span text:style-name="T1">increased</text:span> by a certain amount, otherwise it is <text:span text:style-name="T1">decreased</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DejaVu Sans Mono" svg:font-family="'DejaVu Sans Mono'" style:font-family-generic="modern" style:font-pitch="fixed"/>
    <style:font-face style:name="Droid Sans1" svg:font-family="'Droid Sans'" style:font-family-generic="modern" style:font-pitch="fixed"/>
    <style:font-face style:name="FreeSans2" svg:font-family="FreeSans"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0" fo:widows="0" fo:hyphenation-ladder-count="no-limit" style:writing-mode="lr-tb">
        <style:tab-stops>
          <style:tab-stop style:position="1.251cm"/>
        </style:tab-stops>
      </style:paragraph-properties>
      <style:text-properties fo:color="#00000a" style:font-name="Liberation Serif" fo:font-family="'Liberation Serif'" style:font-family-generic="roman" style:font-pitch="variable" fo:font-size="12pt" fo:language="de" fo:country="DE" style:font-name-asian="SimSun" style:font-family-asian="SimSun" style:font-family-generic-asian="system" style:font-pitch-asian="variable" style:font-size-asian="12pt" style:language-asian="zh" style:country-asian="CN" style:font-name-complex="Mangal" style:font-family-complex="Mangal" style:font-family-generic-complex="system"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12cm" loext:contextual-spacing="false"/>
    </style:style>
    <style:style style:name="List" style:family="paragraph" style:parent-style-name="Text_20_body" style:default-outline-level="" style:class="list">
      <style:text-properties style:font-size-asian="12pt" style:font-name-complex="FreeSans1" style:font-family-complex="FreeSans" style:font-family-generic-complex="swiss"/>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FreeSans1" style:font-family-complex="FreeSans" style:font-family-generic-complex="swiss"/>
    </style:style>
    <style:style style:name="Überschrift_20_1" style:display-name="Überschrift 1" style:family="paragraph" style:default-outline-level="">
      <style:paragraph-properties fo:margin-top="0.423cm" fo:margin-bottom="0.212cm" loext:contextual-spacing="false" fo:orphans="0" fo:widows="0" fo:hyphenation-ladder-count="no-limit" style:writing-mode="lr-tb">
        <style:tab-stops>
          <style:tab-stop style:position="1.251cm"/>
        </style:tab-stops>
      </style:paragraph-properties>
      <style:text-properties fo:color="#00000a" style:font-name="Liberation Serif" fo:font-family="'Liberation Serif'" style:font-family-generic="roman" style:font-pitch="variable" fo:font-size="18pt" fo:language="de" fo:country="DE" fo:font-weight="bold" style:font-name-asian="SimSun" style:font-family-asian="SimSun" style:font-family-generic-asian="system" style:font-pitch-asian="variable" style:font-size-asian="18pt" style:language-asian="zh" style:country-asian="CN" style:font-weight-asian="bold" style:font-name-complex="Mangal" style:font-family-complex="Mangal" style:font-family-generic-complex="system" style:font-pitch-complex="variable" style:font-size-complex="18pt" style:language-complex="hi" style:country-complex="IN" style:font-weight-complex="bold" fo:hyphenate="false" fo:hyphenation-remain-char-count="2" fo:hyphenation-push-char-count="2"/>
    </style:style>
    <style:style style:name="Überschrift_20_2" style:display-name="Überschrift 2" style:family="paragraph" style:default-outline-level="">
      <style:paragraph-properties fo:margin-top="0.353cm" fo:margin-bottom="0.212cm" loext:contextual-spacing="false" fo:orphans="0" fo:widows="0" fo:hyphenation-ladder-count="no-limit" style:writing-mode="lr-tb">
        <style:tab-stops>
          <style:tab-stop style:position="1.251cm"/>
        </style:tab-stops>
      </style:paragraph-properties>
      <style:text-properties fo:color="#00000a" style:font-name="Liberation Serif" fo:font-family="'Liberation Serif'" style:font-family-generic="roman" style:font-pitch="variable" fo:font-size="16pt" fo:language="de" fo:country="DE" fo:font-weight="bold" style:font-name-asian="SimSun" style:font-family-asian="SimSun" style:font-family-generic-asian="system" style:font-pitch-asian="variable" style:font-size-asian="16pt" style:language-asian="zh" style:country-asian="CN" style:font-weight-asian="bold" style:font-name-complex="Mangal" style:font-family-complex="Mangal" style:font-family-generic-complex="system" style:font-pitch-complex="variable" style:font-size-complex="16pt" style:language-complex="hi" style:country-complex="IN" style:font-weight-complex="bold" fo:hyphenate="false" fo:hyphenation-remain-char-count="2" fo:hyphenation-push-char-count="2"/>
    </style:style>
    <style:style style:name="Überschrift_20_3" style:display-name="Überschrift 3" style:family="paragraph" style:default-outline-level="">
      <style:paragraph-properties fo:margin-top="0.247cm" fo:margin-bottom="0.212cm" loext:contextual-spacing="false" fo:orphans="0" fo:widows="0" fo:hyphenation-ladder-count="no-limit" style:writing-mode="lr-tb">
        <style:tab-stops>
          <style:tab-stop style:position="1.251cm"/>
        </style:tab-stops>
      </style:paragraph-properties>
      <style:text-properties fo:color="#00000a" style:font-name="Liberation Serif" fo:font-family="'Liberation Serif'" style:font-family-generic="roman" style:font-pitch="variable" fo:font-size="14pt" fo:language="de" fo:country="DE" fo:font-weight="bold" style:font-name-asian="SimSun" style:font-family-asian="SimSun" style:font-family-generic-asian="system" style:font-pitch-asian="variable" style:font-size-asian="14pt" style:language-asian="zh" style:country-asian="CN" style:font-weight-asian="bold" style:font-name-complex="Mangal" style:font-family-complex="Mangal" style:font-family-generic-complex="system" style:font-pitch-complex="variable" style:font-size-complex="14pt" style:language-complex="hi" style:country-complex="IN" style:font-weight-complex="bold" fo:hyphenate="false" fo:hyphenation-remain-char-count="2" fo:hyphenation-push-char-count="2"/>
    </style:style>
    <style:style style:name="Überschrift" style:family="paragraph" style:parent-style-name="Standard" style:default-outline-level="">
      <style:paragraph-properties fo:margin-top="0.423cm" fo:margin-bottom="0.212cm" loext: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körper" style:family="paragraph" style:parent-style-name="Standard" style:default-outline-level="">
      <style:paragraph-properties fo:margin-top="0cm" fo:margin-bottom="0.247cm" loext:contextual-spacing="false" fo:line-height="120%"/>
    </style:style>
    <style:style style:name="Liste" style:family="paragraph" style:parent-style-name="Textkörper" style:default-outline-level="">
      <style:text-properties style:font-name-complex="Mangal" style:font-family-complex="Mangal" style:font-family-generic-complex="system" style:font-pitch-complex="variable"/>
    </style:style>
    <style:style style:name="Beschriftung" style:family="paragraph" style:parent-style-name="Standard" style:default-outline-level="">
      <style:paragraph-properties fo:margin-top="0.212cm" fo:margin-bottom="0.212cm" loext:contextual-spacing="false" text:number-lines="false" text:line-number="0"/>
      <style:text-properties fo:font-size="12pt" fo:font-style="italic" style:font-size-asian="12pt" style:font-style-asian="italic" style:font-name-complex="Mangal" style:font-family-complex="Mangal" style:font-family-generic-complex="system" style:font-pitch-complex="variable" style:font-size-complex="12pt" style:font-style-complex="italic"/>
    </style:style>
    <style:style style:name="Verzeichnis" style:family="paragraph" style:parent-style-name="Standard" style:default-outline-level="">
      <style:paragraph-properties text:number-lines="false" text:line-number="0"/>
      <style:text-properties style:font-name-complex="Mangal" style:font-family-complex="Mangal" style:font-family-generic-complex="system" style:font-pitch-complex="variable"/>
    </style:style>
    <style:style style:name="Quotations" style:family="paragraph" style:parent-style-name="Standard" style:default-outline-level="" style:class="html">
      <style:paragraph-properties fo:margin-left="1cm" fo:margin-right="1cm" fo:margin-top="0cm" fo:margin-bottom="0.499cm" loext:contextual-spacing="false" fo:text-indent="0cm" style:auto-text-indent="false"/>
    </style:style>
    <style:style style:name="Titel" style:family="paragraph" style:parent-style-name="Überschrift" style:default-outline-level="">
      <style:paragraph-properties fo:text-align="center" style:justify-single-word="false"/>
      <style:text-properties fo:font-size="28pt" fo:font-weight="bold" style:font-size-asian="28pt" style:font-weight-asian="bold" style:font-size-complex="28pt" style:font-weight-complex="bold"/>
    </style:style>
    <style:style style:name="Untertitel" style:family="paragraph" style:parent-style-name="Überschrift" style:default-outline-level="">
      <style:paragraph-properties fo:margin-top="0.106cm" fo:margin-bottom="0.212cm" loext: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default-outline-level="" style:class="html">
      <style:paragraph-properties fo:margin-top="0cm" fo:margin-bottom="0cm" loext:contextual-spacing="false"/>
      <style:text-properties style:font-name="DejaVu Sans Mono" fo:font-family="'DejaVu Sans Mono'" style:font-family-generic="modern" style:font-pitch="fixed" fo:font-size="10pt" style:font-name-asian="Droid Sans1" style:font-family-asian="'Droid Sans'" style:font-family-generic-asian="modern" style:font-pitch-asian="fixed" style:font-size-asian="10pt" style:font-name-complex="FreeSans2" style:font-family-complex="FreeSans"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Internetlink" style:family="text">
      <style:text-properties fo:color="#000080" fo:language="en" fo:country="US" style:text-underline-style="solid" style:text-underline-width="auto" style:text-underline-color="font-color" style:language-asian="en" style:country-asian="US" style:language-complex="en" style:country-complex="US"/>
    </style:style>
    <style:style style:name="Internet_20_link" style:display-name="Internet link" style:family="text">
      <style:text-properties fo:color="#000080" fo:language="en" fo:country="US" style:text-underline-style="solid" style:text-underline-width="auto" style:text-underline-color="font-color" style:language-asian="en" style:country-asian="US" style:language-complex="en" style:country-complex="US"/>
    </style:style>
    <style:style style:name="Visited_20_Internet_20_Link" style:display-name="Visited Internet Link" style:family="text">
      <style:text-properties fo:color="#800000" fo:language="en" fo:country="US" style:text-underline-style="solid" style:text-underline-width="auto" style:text-underline-color="font-color" style:language-asian="en" style:country-asian="US" style:language-complex="en" style:country-complex="U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60"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24T16:18:07</meta:creation-date>
    <dc:language>de</dc:language>
    <dc:date>2016-01-10T20:56:45.357630000</dc:date>
    <meta:editing-cycles>8</meta:editing-cycles>
    <meta:editing-duration>PT1H26M48S</meta:editing-duration>
    <meta:generator>LibreOffice/4.4.6.3$MacOSX_X86_64 LibreOffice_project/e8938fd3328e95dcf59dd64e7facd2c7d67c704d</meta:generator>
    <meta:document-statistic meta:table-count="0" meta:image-count="0" meta:object-count="0" meta:page-count="3" meta:paragraph-count="72" meta:word-count="344" meta:character-count="3803" meta:non-whitespace-character-count="3527"/>
  </office:meta>
</office:document-meta>
</file>